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E000000F760FAA34F.png" manifest:media-type="image/png"/>
  <manifest:file-entry manifest:full-path="Pictures/10000201000000E60000006E0DDF1D5E.png" manifest:media-type="image/png"/>
  <manifest:file-entry manifest:full-path="Pictures/10000201000000FE000000F707087F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88cm" svg:y="3.254cm" svg:width="2.203cm" svg:height="1.055cm" draw:z-index="0"><draw:image xlink:href="Pictures/10000201000000E60000006E0DDF1D5E.png" xlink:type="simple" xlink:show="embed" xlink:actuate="onLoad"/></draw:frame><draw:frame draw:style-name="fr1" draw:name="graphics3" text:anchor-type="paragraph" svg:x="5.731cm" svg:y="1.402cm" svg:width="2.26cm" svg:height="2.2cm" draw:z-index="3"><draw:image xlink:href="Pictures/10000201000000FE000000F707087F48.png" xlink:type="simple" xlink:show="embed" xlink:actuate="onLoad"/></draw:frame><draw:frame draw:style-name="fr1" draw:name="graphics1" text:anchor-type="paragraph" svg:x="0.127cm" svg:y="0.185cm" svg:width="2.258cm" svg:height="2.196cm" draw:z-index="4"><draw:image xlink:href="Pictures/10000201000000FE000000F760FAA34F.png" xlink:type="simple" xlink:show="embed" xlink:actuate="onLoad"/></draw:frame><draw:line text:anchor-type="paragraph" draw:z-index="1" draw:style-name="gr1" draw:text-style-name="P1" svg:x1="2.674cm" svg:y1="1.072cm" svg:x2="5.267cm" svg:y2="2.13cm"><text:p/></draw:line><draw:line text:anchor-type="paragraph" draw:z-index="2" draw:style-name="gr1" draw:text-style-name="P1" svg:x1="2.886cm" svg:y1="3.692cm" svg:x2="5.241cm" svg:y2="2.89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2T16:03:20</meta:creation-date>
    <dc:date>2013-06-22T16:32:41</dc:date>
    <dc:creator>Daniel Randall</dc:creator>
    <meta:editing-duration>PT42S</meta:editing-duration>
    <meta:editing-cycles>3</meta:editing-cycles>
    <meta:generator>LibreOffice/3.5$Linux_X86_64 LibreOffice_project/350m1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